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P20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2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BingeBuddy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Samuel Jos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02/13/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<text:span text:style-name="T3">UC3.0-S7</text:span><text:span text:style-name="T11">: </text:span><text:span text:style-name="T3">User presses refresh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3">UC2.0-S1: Successful viewing of watchlist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is is when user presses the home button. Must show the Shows in the watchlist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">UC1.0-S7: Selection in Editing mode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is only includes going into edit mode. Edit mode functions will not be implemented yet.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7"><text:span text:style-name="T7">3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2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8"><text:span text:style-name="T4">Usability Goals:</text:span></text:p>
      <text:list xml:id="list4097263033" text:style-name="WWNum1">
        <text:list-item>
          <text:p text:style-name="P22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3">Nielsen's Usability Heuristics</text:span></text:p>
          </table:table-cell>
          <table:table-cell table:style-name="Table3.A1" table:number-columns-spanned="5" office:value-type="string">
            <text:p text:style-name="P6"><text:span text:style-name="T13"><text:s/>Strongly <text:s text:c="70"/>Strongly</text:span></text:p>
            <text:p text:style-name="P6"><text:span text:style-name="T13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3">Y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3">Y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3">Y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3">Y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3">Y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3">Y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3">Y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3">Y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3">Y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3">Y</text:span></text:p>
          </table:table-cell>
        </table:table-row>
      </table:table>
      <text:list xml:id="list133230520199844" text:continue-numbering="true" text:style-name="WWNum1">
        <text:list-item>
          <text:p text:style-name="P20"/>
        </text:list-item>
        <text:list-item>
          <text:p text:style-name="P21"><text:span text:style-name="T3">Reviewer’s Comments: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2" meta:word-count="197" meta:character-count="1327" meta:non-whitespace-character-count="1038"/>
    <meta:generator>LibreOfficeDev/6.0.5.2$Linux_X86_64 LibreOffice_project/</meta:generator>
  </office:meta>
</office:document-meta>
</file>